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5a50e" officeooo:paragraph-rsid="0005a50e"/>
    </style:style>
    <style:style style:name="P2" style:family="paragraph" style:parent-style-name="Standard">
      <style:text-properties officeooo:rsid="0005a50e" officeooo:paragraph-rsid="0009852e"/>
    </style:style>
    <style:style style:name="P3" style:family="paragraph" style:parent-style-name="Standard">
      <style:text-properties officeooo:rsid="0009852e" officeooo:paragraph-rsid="0009852e"/>
    </style:style>
    <style:style style:name="P4" style:family="paragraph" style:parent-style-name="Standard" style:list-style-name="L1">
      <style:text-properties officeooo:paragraph-rsid="000d5741"/>
    </style:style>
    <style:style style:name="P5" style:family="paragraph" style:parent-style-name="Standard" style:list-style-name="L1">
      <style:text-properties officeooo:rsid="0009852e" officeooo:paragraph-rsid="0009852e"/>
    </style:style>
    <style:style style:name="P6" style:family="paragraph" style:parent-style-name="Standard">
      <style:text-properties officeooo:rsid="0009852e" officeooo:paragraph-rsid="001487eb"/>
    </style:style>
    <style:style style:name="P7" style:family="paragraph" style:parent-style-name="Standard" style:list-style-name="L1">
      <style:text-properties officeooo:rsid="000d5741" officeooo:paragraph-rsid="000d5741"/>
    </style:style>
    <style:style style:name="P8" style:family="paragraph" style:parent-style-name="Standard" style:list-style-name="L1">
      <style:text-properties officeooo:rsid="000d5741" officeooo:paragraph-rsid="00144c7e"/>
    </style:style>
    <style:style style:name="P9" style:family="paragraph" style:parent-style-name="Standard" style:list-style-name="L1">
      <style:text-properties officeooo:rsid="0005a50e" officeooo:paragraph-rsid="00072ae6"/>
    </style:style>
    <style:style style:name="P10" style:family="paragraph" style:parent-style-name="Standard" style:list-style-name="L1">
      <style:text-properties officeooo:rsid="0005a50e" officeooo:paragraph-rsid="0005a50e"/>
    </style:style>
    <style:style style:name="P11" style:family="paragraph" style:parent-style-name="Standard" style:list-style-name="L1">
      <style:text-properties officeooo:rsid="00107895" officeooo:paragraph-rsid="00107895"/>
    </style:style>
    <style:style style:name="P12" style:family="paragraph" style:parent-style-name="Standard" style:list-style-name="L1">
      <style:text-properties officeooo:rsid="00112d14" officeooo:paragraph-rsid="00112d14"/>
    </style:style>
    <style:style style:name="P13" style:family="paragraph" style:parent-style-name="Standard">
      <style:text-properties style:text-line-through-style="solid" style:text-line-through-type="single" officeooo:rsid="0005a50e" officeooo:paragraph-rsid="0005a50e"/>
    </style:style>
    <style:style style:name="P14" style:family="paragraph" style:parent-style-name="Standard">
      <style:text-properties style:text-line-through-style="none" style:text-line-through-type="none" officeooo:rsid="00112d14" officeooo:paragraph-rsid="00112d14"/>
    </style:style>
    <style:style style:name="P15" style:family="paragraph" style:parent-style-name="Standard">
      <style:text-properties officeooo:rsid="001487eb" officeooo:paragraph-rsid="001487eb"/>
    </style:style>
    <style:style style:name="T1" style:family="text">
      <style:text-properties officeooo:rsid="0005a50e"/>
    </style:style>
    <style:style style:name="T2" style:family="text">
      <style:text-properties officeooo:rsid="0006a30f"/>
    </style:style>
    <style:style style:name="T3" style:family="text">
      <style:text-properties officeooo:rsid="00072ae6"/>
    </style:style>
    <style:style style:name="T4" style:family="text">
      <style:text-properties officeooo:rsid="0009852e"/>
    </style:style>
    <style:style style:name="T5" style:family="text">
      <style:text-properties officeooo:rsid="000b3bd2"/>
    </style:style>
    <style:style style:name="T6" style:family="text">
      <style:text-properties officeooo:rsid="000d5741"/>
    </style:style>
    <style:style style:name="T7" style:family="text">
      <style:text-properties officeooo:rsid="00107895"/>
    </style:style>
    <style:style style:name="T8" style:family="text">
      <style:text-properties officeooo:rsid="001285fb"/>
    </style:style>
    <style:style style:name="T9" style:family="text">
      <style:text-properties officeooo:rsid="00144c7e"/>
    </style:style>
    <style:style style:name="T10" style:family="text">
      <style:text-properties officeooo:rsid="001487e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tocole de discussion arduino / raspberry</text:p>
      <text:p text:style-name="P1"/>
      <text:p text:style-name="P1">timeout = 1 seconde</text:p>
      <text:p text:style-name="P1">« <text:span text:style-name="T3">A » = requête de parole</text:span></text:p>
      <text:p text:style-name="P1">« <text:span text:style-name="T3">R » = accord parole</text:span></text:p>
      <text:p text:style-name="P13">« <text:span text:style-name="T3">Z » = fin parole</text:span></text:p>
      <text:p text:style-name="P14">aucun message ne contient « ; », caractère de fin d’instruction</text:p>
      <text:p text:style-name="P14">on envoie les instructions une par une, <text:span text:style-name="T8">ou par paquets séparées par « ; »</text:span></text:p>
      <text:p text:style-name="P14">« <text:span text:style-name="T8">A;5_blabla_123456 » est moins poli mais fonctionne aussi</text:span></text:p>
      <text:p text:style-name="P1"/>
      <text:p text:style-name="P15">parlerBus() activé une fois en fin de cycle loop() si besoin</text:p>
      <text:p text:style-name="P3"><text:span text:style-name="T10">lectureBus() </text:span>activé un fois en fin de cycle loop() avec <text:span text:style-name="T5">serial</text:span>Event()</text:p>
      <text:p text:style-name="P1"/>
      <text:p text:style-name="P6"><text:span text:style-name="T10">lectureBus()</text:span> =</text:p>
      <text:list xml:id="list1927128755" text:style-name="L1">
        <text:list-item>
          <text:p text:style-name="P5">lire bus :</text:p>
          <text:list>
            <text:list-item>
              <text:p text:style-name="P5">si « A » continuer</text:p>
            </text:list-item>
            <text:list-item>
              <text:p text:style-name="P5">sinon vider bus et finir</text:p>
            </text:list-item>
          </text:list>
        </text:list-item>
        <text:list-item>
          <text:p text:style-name="P4"><text:span text:style-name="T1">envoyer « </text:span><text:span text:style-name="T2">R</text:span><text:span text:style-name="T1"> » </text:span></text:p>
        </text:list-item>
        <text:list-item>
          <text:p text:style-name="P4"><text:span text:style-name="T1">attendre </text:span><text:span text:style-name="T6">pendant timeout</text:span></text:p>
        </text:list-item>
        <text:list-item>
          <text:p text:style-name="P8"><text:span text:style-name="T9">tant que le bus n’est pas vide :</text:span></text:p>
          <text:list>
            <text:list-item>
              <text:p text:style-name="P8">lire <text:span text:style-name="T9">instruction</text:span></text:p>
            </text:list-item>
            <text:list-item>
              <text:p text:style-name="P7">exécuter instruction</text:p>
            </text:list-item>
          </text:list>
        </text:list-item>
      </text:list>
      <text:p text:style-name="P2"/>
      <text:p text:style-name="P6"><text:span text:style-name="T10">parlerBus()</text:span> =</text:p>
      <text:list xml:id="list234553169609960" text:continue-numbering="true" text:style-name="L1">
        <text:list-item>
          <text:p text:style-name="P9"><text:s/>envoyer « A » </text:p>
        </text:list-item>
        <text:list-item>
          <text:p text:style-name="P10">attendre <text:span text:style-name="T7">pendant timeout</text:span></text:p>
        </text:list-item>
        <text:list-item>
          <text:p text:style-name="P11">lire bus</text:p>
          <text:list>
            <text:list-item>
              <text:p text:style-name="P10"><text:span text:style-name="T7">= </text:span>« R » : continuer</text:p>
            </text:list-item>
            <text:list-item>
              <text:p text:style-name="P10">recommencer à envoyer « A » 1 fois, <text:span text:style-name="T7">et</text:span> 2ème fois <text:span text:style-name="T4">finir</text:span></text:p>
            </text:list-item>
          </text:list>
        </text:list-item>
        <text:list-item>
          <text:p text:style-name="P10">parler</text:p>
        </text:list-item>
        <text:list-item>
          <text:p text:style-name="P12">(achever <text:span text:style-name="T9">chaque </text:span>instruction par « ; »)</text:p>
        </text:list-item>
        <text:list-item>
          <text:p text:style-name="P5">finir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8T16:03:51.748000000</meta:creation-date>
    <dc:date>2022-01-28T23:45:51.425000000</dc:date>
    <meta:editing-duration>PT52M53S</meta:editing-duration>
    <meta:editing-cycles>5</meta:editing-cycles>
    <meta:generator>LibreOffice/7.2.3.2$Windows_x86 LibreOffice_project/d166454616c1632304285822f9c83ce2e660fd92</meta:generator>
    <meta:document-statistic meta:table-count="0" meta:image-count="0" meta:object-count="0" meta:page-count="1" meta:paragraph-count="28" meta:word-count="174" meta:character-count="819" meta:non-whitespace-character-count="686"/>
  </office:meta>
</office:document-meta>
</file>